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74mm"/>
    </style:style>
    <style:style style:name="co2" style:family="table-column">
      <style:table-column-properties fo:break-before="auto" style:column-width="20.34mm"/>
    </style:style>
    <style:style style:name="co3" style:family="table-column">
      <style:table-column-properties fo:break-before="auto" style:column-width="16.16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no-wrap"/>
      <style:text-properties fo:color="#0066b3" style:text-outline="false" style:text-line-through-style="none" style:text-line-through-type="none" style:font-name="Lato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66b3" style:text-outline="false" style:text-line-through-style="none" style:text-line-through-type="none" style:font-name="Lato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ato" fo:font-size="10pt" style:font-size-asian="10pt" style:font-size-complex="10pt"/>
    </style:style>
    <style:style style:name="T1" style:family="text">
      <style:text-properties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CA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bil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n_feats</text:p>
          </table:table-cell>
          <table:table-cell table:style-name="ce1" office:value-type="string" calcext:value-type="string">
            <text:p>stability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  <table:table-cell/>
          <table:table-cell table:style-name="ce6" office:value-type="string" calcext:value-type="string">
            <text:p>Stabilita': e' una misura di similarita' tra liste di features ordinate in ordine di importanza.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  <table:table-cell/>
          <table:table-cell table:style-name="ce7" office:value-type="string" calcext:value-type="string">
            <text:p><text:span text:style-name="T1">Dal momento che si fanno modelli ripetuti, in CV, e' importante capire se, </text:span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  <table:table-cell/>
          <table:table-cell table:style-name="ce7" office:value-type="string" calcext:value-type="string">
            <text:p><text:span text:style-name="T1">al variare del dato di training, il modello estrae sempre le stesse feature come importanti. </text:span>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  <table:table-cell/>
          <table:table-cell table:style-name="ce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  <table:table-cell/>
          <table:table-cell table:style-name="ce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  <table:table-cell/>
          <table:table-cell table:style-name="ce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269" calcext:value-type="float">
            <text:p>0.269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KBest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387" calcext:value-type="float">
            <text:p>0.38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394" calcext:value-type="float">
            <text:p>0.394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423" calcext:value-type="float">
            <text:p>0.42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.423" calcext:value-type="float">
            <text:p>0.42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687" calcext:value-type="float">
            <text:p>0.68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model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tability.A1:stability.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00-00-00</text:date>, <text:time style:data-style-name="N2" text:time-value="17:26:29.894166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05T17:31:12.176270839</dc:date>
    <meta:editing-duration>PT19M7S</meta:editing-duration>
    <meta:editing-cycles>2</meta:editing-cycles>
    <meta:document-statistic meta:table-count="1" meta:cell-count="271" meta:object-count="0"/>
  </office:meta>
</office:document-meta>
</file>